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 style:list-style-name="L4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Bienvenue sur Edirep  </text:p>
      <text:p text:style-name="P1"><text:span text:style-name="T7"><text:s/></text:span></text:p>
      <text:p text:style-name="P1"><text:s text:c="3"/><text:span text:style-name="T3"><text:s/></text:span><text:span text:style-name="T4">Edirep sert à éditer votre répertoire téléphonique sous différentes formes :</text:span><text:span text:style-name="T3"> </text:span></text:p>
      <text:p text:style-name="Standard"/>
      <text:p text:style-name="Standard">1 – En fichier texte brut → .TXT</text:p>
      <text:p text:style-name="Standard">2 – En fichier traitement de texte → .ODT</text:p>
      <text:p text:style-name="Standard">3 – En fichier Tableur → .ODS</text:p>
      <text:p text:style-name="Standard">4 – Sous différentes formes de livrets à imprimer → .PDF</text:p>
      <text:p text:style-name="Standard"/>
      <text:p text:style-name="Standard">Edirep utilise comme source les fichiers de type .VCF (Virtual Card Format) </text:p>
      <text:p text:style-name="Standard">Ce fichier contient tous les contacts de votre répertoire téléphonique.</text:p>
      <text:p text:style-name="Standard">Vous pouvez facilement l'exporter, le copier sur votre ordinateur ou vous l'envoyer par courriel.</text:p>
      <text:p text:style-name="Standard"/>
      <text:p text:style-name="Standard"><text:span text:style-name="T2">Sur Android :</text:span> </text:p>
      <text:p text:style-name="Standard"/>
      <text:list xml:id="list5048064823310160747" text:style-name="L1">
        <text:list-item>
          <text:p text:style-name="P15">Ouvrez le répertoire (application contacts)</text:p>
        </text:list-item>
        <text:list-item>
          <text:p text:style-name="P15">En bas à droite allez sur « Organiser »</text:p>
        </text:list-item>
        <text:list-item>
          <text:p text:style-name="P15">Descendez jusque « Exporter dans un fichier »</text:p>
        </text:list-item>
        <text:list-item>
          <text:p text:style-name="P15">Sélectionnez tous les comptes (google + carte sim) puis « exporter »</text:p>
        </text:list-item>
        <text:list-item>
          <text:p text:style-name="P15">Choisissez l'emplacement et le nom du ficher ex : « contacts.vcf » dans téléchargement</text:p>
        </text:list-item>
      </text:list>
      <text:p text:style-name="Standard"/>
      <text:p text:style-name="P13">Sur I-Phone :</text:p>
      <text:p text:style-name="Standard"/>
      <text:list xml:id="list7564933477320397756" text:style-name="L2">
        <text:list-item>
          <text:p text:style-name="P16">Ouvrez le répertoire (application contacts)</text:p>
        </text:list-item>
        <text:list-item>
          <text:p text:style-name="P16">Allez sur listes, faites un appuie long sur la liste « tous » (tout les contacts)</text:p>
        </text:list-item>
        <text:list-item>
          <text:p text:style-name="P16">Sélectionnez « exporter » </text:p>
        </text:list-item>
        <text:list-item>
          <text:p text:style-name="P16">Choisissez les champs à exporter (tous) puis OK en haut à droite</text:p>
        </text:list-item>
        <text:list-item>
          <text:p text:style-name="P16">Choisissez l'emplacement pour l'export, ex : « fichier » dans le dossier téléchargement</text:p>
        </text:list-item>
      </text:list>
      <text:p text:style-name="Standard"/>
      <text:p text:style-name="P1"><text:s text:c="5"/>Ils vous reste à connecter votre téléphone à votre ordinateur pour copier le fichier, </text:p>
      <text:p text:style-name="P1"><text:s text:c="5"/>ou à vous l'envoyer par courriel. Le fichier à copier/joindre au mail se trouvant dans <text:s text:c="4"/>« fichiers/téléchargement »</text:p>
      <text:p text:style-name="P1"/>
      <text:p text:style-name="P1">Une fois le fichier .VCF récupéré, ouvrez Edirep, cliquez sur le bouton « Importer .VCF »</text:p>
      <text:p text:style-name="P1"/>
      <text:p text:style-name="P14"><text:span text:style-name="T3">Edirep se présente sous la forme de deux colonnes principales :</text:span> </text:p>
      <text:p text:style-name="P1"/>
      <text:p text:style-name="P2"><text:tab/><text:tab/><text:tab/><text:tab/>-Celle de gauche → <text:s/>Édition des contacts</text:p>
      <text:p text:style-name="P2"><text:s text:c="2"/><text:tab/><text:tab/><text:tab/><text:tab/>-Celle de droite <text:s text:c="2"/>→ <text:s/>Visualisation du livret </text:p>
      <text:p text:style-name="P1"/>
      <text:p text:style-name="P5">Vous pouvez à présent Trier / éditer vos contacts :</text:p>
      <text:p text:style-name="P4"/>
      <text:list xml:id="list1604107617639891803" text:style-name="L3">
        <text:list-header>
          <text:p text:style-name="P17">- Cliquez sur le bouton « Tri doublons » pour vérifier automatiquement si plusieurs contacts ont le même n° de téléphone, le programme vous proposera de choisir lequel garder.</text:p>
        </text:list-header>
      </text:list>
      <text:p text:style-name="P7"/>
      <text:p text:style-name="P7"><text:s text:c="5"/>- Si vous voulez enlever un contact de la liste, décochez la case devant celui-ci. </text:p>
      <text:list xml:id="list883675625" text:continue-numbering="true" text:style-name="L3">
        <text:list-header>
          <text:p text:style-name="P17"/>
        </text:list-header>
      </text:list>
      <text:list xml:id="list5358935942891616866" text:style-name="L4">
        <text:list-header>
          <text:p text:style-name="P19">- Si vous souhaitez modifier le nom ou le n° d'un contact cliquez sur le bouton « Editer »</text:p>
        </text:list-header>
      </text:list>
      <text:p text:style-name="P1"><text:soft-page-break/></text:p>
      <text:p text:style-name="P1"/>
      <text:p text:style-name="P1">Une fois édité vous pouvez à présent exporter votre répertoire dans le format souhaité :</text:p>
      <text:p text:style-name="P1">(.TXT / .ODT /.ODS)</text:p>
      <text:p text:style-name="P1">Ou Editer un livret au format PDF pour l'imprimer.</text:p>
      <text:p text:style-name="P1"/>
      <text:p text:style-name="P5">Les Livrets PDF :</text:p>
      <text:p text:style-name="P5"/>
      <text:p text:style-name="P6">Edirep propose trois formats de livret papier : pliage en 2, en 4 et en 8.</text:p>
      <text:p text:style-name="P8"><text:s/></text:p>
      <text:p text:style-name="P10">A: Type de pliage en 2 :</text:p>
      <text:p text:style-name="P12">(= 21 x 14,5cm)</text:p>
      <text:p text:style-name="P8"/>
      <text:p text:style-name="P8"><text:s/>-On part d'une feuille A4 en mode paysage, on la plie en deux suivant une ligne central verticale.</text:p>
      <text:p text:style-name="P12">(la partie de gauche venant ce rabattre derrière la partie de droite)</text:p>
      <text:p text:style-name="P2"/>
      <text:p text:style-name="P10">B: Type de pliage en 4 :</text:p>
      <text:p text:style-name="P12">(= 14,5 x 10,5cm)</text:p>
      <text:p text:style-name="P10"/>
      <text:p text:style-name="P8">-On part d'une feuille A4 en mode paysage, on la plie en deux suivant une ligne central verticale,</text:p>
      <text:p text:style-name="P9"><text:span text:style-name="T6">(la partie de gauche venant ce rabattre derrière la partie de droite)</text:span> </text:p>
      <text:p text:style-name="P9"/>
      <text:p text:style-name="P8"><text:s text:c="2"/>-On plie une seconde fois en deux suivant une ligne centrale horizontale </text:p>
      <text:p text:style-name="P12">(la partie du bas venant ce rabattre derrière la partie du haut)</text:p>
      <text:p text:style-name="P10"/>
      <text:p text:style-name="P10">C: Type de pliage en 8 :</text:p>
      <text:p text:style-name="P12">(= 10,5 x 7,4cm)</text:p>
      <text:p text:style-name="P10"/>
      <text:p text:style-name="P8">-On part d'une feuille A4 en mode paysage, on la plie en deux suivant une ligne central verticale,</text:p>
      <text:p text:style-name="P12">(la partie de gauche venant ce rabattre derrière la partie de droite) </text:p>
      <text:p text:style-name="P12"/>
      <text:p text:style-name="P8"><text:s text:c="2"/>-On plie une seconde fois en deux suivant une ligne centrale horizontale </text:p>
      <text:p text:style-name="P12">(la partie du haut venant ce rabattre derrière la partie du bas)</text:p>
      <text:p text:style-name="P12"/>
      <text:p text:style-name="P8">-On plie une troisième fois en deux suivant une ligne central verticale </text:p>
      <text:p text:style-name="P12">(la partie de gauche venant ce rabattre derrière la partie de droite)</text:p>
      <text:p text:style-name="P10"/>
      <text:p text:style-name="P10"/>
      <text:p text:style-name="P5">Fonctionnement :</text:p>
      <text:p text:style-name="P5"/>
      <text:p text:style-name="P8">Cliquez sur le bouton « Edition Livret », une fenêtre s'ouvre :</text:p>
      <text:p text:style-name="P8"/>
      <text:p text:style-name="P9"><text:s/>1- Renseignez votre nom à la ligne 2</text:p>
      <text:p text:style-name="P9"><text:s text:c="2"/>(il sera inscrit sur la couverture du livret)</text:p>
      <text:p text:style-name="P9"/>
      <text:p text:style-name="P9"><text:s/>2- Choisissez le format du livret désiré.</text:p>
      <text:p text:style-name="P9"/>
      <text:p text:style-name="P9"><text:s text:c="2"/>3- Cliquez sur le Bouton « Générer PDF Livret »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ement Morel</meta:initial-creator>
    <meta:creation-date>2025-12-13T08:15:51</meta:creation-date>
    <dc:date>2025-12-13T18:32:01</dc:date>
    <dc:creator>Clement Morel</dc:creator>
    <meta:editing-duration>PT22M53S</meta:editing-duration>
    <meta:editing-cycles>4</meta:editing-cycles>
    <meta:generator>OpenOffice/4.1.15$Unix OpenOffice.org_project/4115m2$Build-9813</meta:generator>
    <meta:document-statistic meta:table-count="0" meta:image-count="0" meta:object-count="0" meta:page-count="2" meta:paragraph-count="62" meta:word-count="637" meta:character-count="3540"/>
  </office:meta>
</office:document-meta>
</file>